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000000" style:font-name="Consolas" fo:font-size="10.5pt" style:text-underline-style="solid" style:text-underline-width="auto" style:text-underline-color="font-color" fo:font-weight="normal" fo:background-color="#ffffff"/>
    </style:style>
    <style:style style:name="P4" style:family="paragraph" style:parent-style-name="Standard">
      <style:text-properties fo:color="#000000" style:font-name="Consolas" fo:font-size="10.5pt" style:text-underline-style="none" fo:font-weight="normal" fo:background-color="#ffffff"/>
    </style:style>
    <style:style style:name="P5" style:family="paragraph" style:parent-style-name="Standard">
      <style:paragraph-properties style:line-height-at-least="0.503cm"/>
      <style:text-properties fo:color="#000000" fo:background-color="#ffffff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fo:color="#00cc33"/>
    </style:style>
    <style:style style:name="P8" style:family="paragraph" style:parent-style-name="Standard">
      <style:text-properties fo:color="#00cc33" style:text-underline-style="none"/>
    </style:style>
    <style:style style:name="P9" style:family="paragraph" style:parent-style-name="Standard">
      <style:paragraph-properties style:line-height-at-least="0.503cm"/>
      <style:text-properties fo:color="#00cc33" style:text-underline-style="none" fo:background-color="#ffffff"/>
    </style:style>
    <style:style style:name="P10" style:family="paragraph" style:parent-style-name="Standard">
      <style:paragraph-properties style:line-height-at-least="0.503cm"/>
      <style:text-properties fo:color="#008000" style:font-name="Consolas" fo:font-size="10.5pt" fo:font-weight="normal" fo:background-color="#ffffff"/>
    </style:style>
    <style:style style:name="P11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13" style:family="paragraph" style:parent-style-name="Standard">
      <style:paragraph-properties style:line-height-at-least="0.503cm"/>
      <style:text-properties fo:color="#000000" style:font-name="Consolas" fo:font-size="10.5pt" style:text-underline-style="solid" style:text-underline-width="auto" style:text-underline-color="font-color" fo:font-weight="normal" fo:background-color="#ffffff"/>
    </style:style>
    <style:style style:name="P14" style:family="paragraph" style:parent-style-name="Standard">
      <style:paragraph-properties style:line-height-at-least="0.503cm"/>
      <style:text-properties fo:color="#000000" fo:background-color="#ffffff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paragraph-properties style:line-height-at-least="0.503cm"/>
      <style:text-properties fo:color="#800000" style:font-name="Consolas" fo:font-size="10.5pt" fo:font-weight="normal" fo:background-color="#ffffff"/>
    </style:style>
    <style:style style:name="T1" style:family="text">
      <style:text-properties fo:color="#a31515"/>
    </style:style>
    <style:style style:name="T2" style:family="text">
      <style:text-properties fo:color="#a31515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style:font-name="Consolas" fo:font-size="14pt" fo:font-weight="normal" style:font-size-asian="14pt" style:font-size-complex="14pt"/>
    </style:style>
    <style:style style:name="T5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Consolas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008000" style:font-name="Consolas" fo:font-size="10.5pt" fo:font-weight="normal"/>
    </style:style>
    <style:style style:name="T8" style:family="text">
      <style:text-properties fo:color="#0000ff"/>
    </style:style>
    <style:style style:name="T9" style:family="text">
      <style:text-properties fo:color="#0000ff" style:font-name="Consolas" fo:font-size="10.5pt" fo:font-weight="normal"/>
    </style:style>
    <style:style style:name="T10" style:family="text">
      <style:text-properties fo:color="#0000ff" style:font-name="Consolas" fo:font-size="10.5pt" fo:font-weight="normal" fo:background-color="#ffffff"/>
    </style:style>
    <style:style style:name="T11" style:family="text">
      <style:text-properties fo:color="#800000"/>
    </style:style>
    <style:style style:name="T12" style:family="text">
      <style:text-properties fo:color="#800000" style:font-name="Consolas" fo:font-size="10.5pt" fo:font-weight="normal"/>
    </style:style>
    <style:style style:name="T13" style:family="text">
      <style:text-properties fo:color="#ff0000"/>
    </style:style>
    <style:style style:name="T14" style:family="text">
      <style:text-properties fo:color="#ff0000" style:font-name="Consolas" fo:font-size="10.5pt" fo:font-weight="normal"/>
    </style:style>
    <style:style style:name="T15" style:family="text">
      <style:text-properties fo:color="#098658"/>
    </style:style>
    <style:style style:name="T16" style:family="text">
      <style:text-properties fo:color="#098658" style:font-name="Consolas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000000" fo:background-color="#ffffff"/>
    </style:style>
    <style:style style:name="T20" style:family="text">
      <style:text-properties fo:color="#000000" style:font-name="Consolas" fo:font-size="10.5pt" fo:font-weight="normal" fo:background-color="#ffffff"/>
    </style:style>
    <style:style style:name="T21" style:family="text">
      <style:text-properties fo:color="#000000" style:font-name="Consolas" fo:font-size="13pt" fo:font-weight="bold" fo:background-color="#ffffff" style:font-size-asian="13pt" style:font-weight-asian="bold" style:font-size-complex="13pt" style:font-weight-complex="bold"/>
    </style:style>
    <style:style style:name="T22" style:family="text">
      <style:text-properties fo:color="#e50000"/>
    </style:style>
    <style:style style:name="T23" style:family="text">
      <style:text-properties fo:color="#e50000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cutar script php con fetch <text:s/>desde java script sin enviar consulta por post</text:p>
      <text:p text:style-name="Standard"/>
      <text:p text:style-name="P5"><text:span text:style-name="T3">fetch(</text:span><text:span text:style-name="T2">'http://www.informaticasc2.com/codigo.php'</text:span><text:span text:style-name="T3">, {</text:span><text:span text:style-name="T7"> </text:span></text:p>
      <text:p text:style-name="P5">    <text:span text:style-name="T3">method: </text:span><text:span text:style-name="T2">'POST'</text:span><text:span text:style-name="T3">,</text:span></text:p>
      <text:p text:style-name="P2"/>
      <text:p text:style-name="P10"><text:s/></text:p>
      <text:p text:style-name="P5">  <text:span text:style-name="T3">})</text:span></text:p>
      <text:p text:style-name="P2">.then(resp <text:span text:style-name="T8">=&gt;</text:span> resp.json())</text:p>
      <text:p text:style-name="P5">    <text:span text:style-name="T7">// El objeto resp(response) es el objeto que recibe los datos devueltos por el servidor.</text:span></text:p>
      <text:p text:style-name="P5">    <text:span text:style-name="T3">.then(json </text:span><text:span text:style-name="T9">=&gt;</text:span><text:span text:style-name="T3"> {</text:span></text:p>
      <text:p text:style-name="P5">      <text:span text:style-name="T3">console.log(json);</text:span>    </text:p>
      <text:p text:style-name="P5">    <text:span text:style-name="T3">})</text:span></text:p>
      <text:p text:style-name="P5">    <text:span text:style-name="T3">.catch(err </text:span><text:span text:style-name="T9">=&gt;</text:span><text:span text:style-name="T3"> { console.log(</text:span><text:span text:style-name="T2">"ERROR :"</text:span><text:span text:style-name="T3"> + err) });</text:span></text:p>
      <text:p text:style-name="P2">}</text:p>
      <text:p text:style-name="Standard"/>
      <text:p text:style-name="P1">Ejecutar script php con fetch <text:s/>desde java script <text:s/>enviando consulta por post</text:p>
      <text:p text:style-name="P2"><text:span text:style-name="T8">let</text:span> formData = <text:span text:style-name="T8">new</text:span> FormData();</text:p>
      <text:p text:style-name="P5"> <text:span text:style-name="T9">var</text:span><text:span text:style-name="T3"> dato = “1”;</text:span></text:p>
      <text:p text:style-name="P5"><text:span text:style-name="T3">formData.append(</text:span><text:span text:style-name="T2">'articulo'</text:span><text:span text:style-name="T3">, dato);</text:span>  <text:span text:style-name="T3">fetch(</text:span><text:span text:style-name="T2">'https:/ '</text:span><text:span text:style-name="T3">, {</text:span></text:p>
      <text:p text:style-name="P5">    <text:span text:style-name="T3">method: </text:span><text:span text:style-name="T2">'POST'</text:span><text:span text:style-name="T3">,</text:span></text:p>
      <text:p text:style-name="P5">    <text:span text:style-name="T7">//headers: { "Content-type": "application/json;charset=UTF-8" },</text:span></text:p>
      <text:p text:style-name="P5">    <text:span text:style-name="T3">body: formData</text:span></text:p>
      <text:p text:style-name="P5">  <text:span text:style-name="T3">})</text:span></text:p>
      <text:p text:style-name="P5">    <text:span text:style-name="T3">.then(resp </text:span><text:span text:style-name="T9">=&gt;</text:span><text:span text:style-name="T3"> {</text:span></text:p>
      <text:p text:style-name="P5">      <text:span text:style-name="T9">return</text:span><text:span text:style-name="T3"> resp.json();</text:span></text:p>
      <text:p text:style-name="P5">    <text:span text:style-name="T3">})</text:span></text:p>
      <text:p text:style-name="P5">    <text:span text:style-name="T3">.then(json </text:span><text:span text:style-name="T9">=&gt;</text:span><text:span text:style-name="T3"> {</text:span></text:p>
      <text:p text:style-name="P5">      <text:span text:style-name="T3">console.log(json);</text:span>      </text:p>
      <text:p text:style-name="P5">    <text:span text:style-name="T3">})</text:span></text:p>
      <text:p text:style-name="P5">    <text:span text:style-name="T3">.catch(err </text:span><text:span text:style-name="T9">=&gt;</text:span><text:span text:style-name="T3"> { console.log(</text:span><text:span text:style-name="T2">"ERROR :"</text:span><text:span text:style-name="T3"> + err); });</text:span></text:p>
      <text:p text:style-name="P2">}</text:p>
      <text:p text:style-name="P2"/>
      <text:p text:style-name="P3">Clonar un elemento html</text:p>
      <text:p text:style-name="P3"><text:span text:style-name="T11">&lt;!DOCTYPE</text:span> <text:span text:style-name="T22">html</text:span><text:span text:style-name="T11">&gt;</text:span></text:p>
      <text:p text:style-name="P2"><text:span text:style-name="T11">&lt;html</text:span> <text:span text:style-name="T22">lang</text:span>=<text:span text:style-name="T8">"en"</text:span><text:span text:style-name="T11">&gt;</text:span></text:p>
      <text:p text:style-name="P16">&lt;head&gt;</text:p>
      <text:p text:style-name="P5">    <text:span text:style-name="T12">&lt;meta</text:span><text:span text:style-name="T3"> </text:span><text:span text:style-name="T23">charset</text:span><text:span text:style-name="T3">=</text:span><text:span text:style-name="T9">"UTF-8"</text:span><text:span text:style-name="T12">&gt;</text:span></text:p>
      <text:p text:style-name="P5">    <text:span text:style-name="T12">&lt;meta</text:span><text:span text:style-name="T3"> </text:span><text:span text:style-name="T23">http-equiv</text:span><text:span text:style-name="T3">=</text:span><text:span text:style-name="T9">"X-UA-Compatible"</text:span><text:span text:style-name="T3"> </text:span><text:span text:style-name="T23">content</text:span><text:span text:style-name="T3">=</text:span><text:span text:style-name="T9">"IE=edge"</text:span><text:span text:style-name="T12">&gt;</text:span></text:p>
      <text:p text:style-name="P5">    <text:span text:style-name="T12">&lt;meta</text:span><text:span text:style-name="T3"> </text:span><text:span text:style-name="T23">name</text:span><text:span text:style-name="T3">=</text:span><text:span text:style-name="T9">"viewport"</text:span><text:span text:style-name="T3"> </text:span><text:span text:style-name="T23">content</text:span><text:span text:style-name="T3">=</text:span><text:span text:style-name="T9">"width=device-width, initial-scale=1.0"</text:span><text:span text:style-name="T12">&gt;</text:span></text:p>
      <text:p text:style-name="P5">    <text:span text:style-name="T12">&lt;title&gt;</text:span><text:span text:style-name="T3">Document</text:span><text:span text:style-name="T12">&lt;/title&gt;</text:span></text:p>
      <text:p text:style-name="P16">&lt;/head&gt;</text:p>
      <text:p text:style-name="P16">&lt;body&gt;</text:p>
      <text:p text:style-name="P3"/>
      <text:p text:style-name="P2"><text:span text:style-name="T11">&lt;aside</text:span> <text:span text:style-name="T13">id</text:span>=<text:span text:style-name="T8">"columna"</text:span><text:span text:style-name="T11">&gt;</text:span></text:p>
      <text:p text:style-name="P5">      <text:span text:style-name="T12">&lt;div</text:span><text:span text:style-name="T3">  </text:span><text:span text:style-name="T14">class</text:span><text:span text:style-name="T3">=</text:span><text:span text:style-name="T9">"cajaArticulo"</text:span><text:span text:style-name="T12">&gt;</text:span></text:p>
      <text:p text:style-name="P5">        <text:span text:style-name="T12">&lt;p</text:span><text:span text:style-name="T3"> </text:span><text:span text:style-name="T14">class</text:span><text:span text:style-name="T3">=</text:span><text:span text:style-name="T9">"descripcionArticulo"</text:span><text:span text:style-name="T12">&gt;Elementos&lt;/p&gt;</text:span></text:p>
      <text:p text:style-name="P5">        <text:span text:style-name="T12">&lt;img</text:span><text:span text:style-name="T3"> </text:span><text:span text:style-name="T14">class</text:span><text:span text:style-name="T3">=</text:span><text:span text:style-name="T9">"imagen "</text:span><text:span text:style-name="T3"> </text:span><text:span text:style-name="T14">src</text:span><text:span text:style-name="T3">=</text:span><text:span text:style-name="T9">"curso.png"</text:span><text:span text:style-name="T12">&gt;</text:span></text:p>
      <text:p text:style-name="P5">        <text:span text:style-name="T12">&lt;b</text:span><text:span text:style-name="T3"> </text:span><text:span text:style-name="T14">class</text:span><text:span text:style-name="T3">=</text:span><text:span text:style-name="T9">"precio "</text:span><text:span text:style-name="T12">&gt;</text:span><text:span text:style-name="T3">Precio</text:span><text:span text:style-name="T12">&lt;/b&gt;</text:span><text:span text:style-name="T3"> </text:span>       </text:p>
      <text:p text:style-name="P5"><text:span text:style-name="T12">      &lt;/div&gt;</text:span><text:span text:style-name="T3">      </text:span><text:span text:style-name="T12">&lt;/aside&gt;</text:span></text:p>
      <text:p text:style-name="P5">        </text:p>
      <text:p text:style-name="P16"><text:soft-page-break/>&lt;/body&gt;</text:p>
      <text:p text:style-name="P16">&lt;script&gt;</text:p>
      <text:p text:style-name="P5">  <text:span text:style-name="T9">let</text:span><text:span text:style-name="T3"> cc = document.querySelector(</text:span><text:span text:style-name="T2">"#columna"</text:span><text:span text:style-name="T3">)</text:span><text:span text:style-name="T4">.childNodes[</text:span><text:span text:style-name="T16">1</text:span><text:span text:style-name="T4">];</text:span></text:p>
      <text:p text:style-name="P6"><text:span text:style-name="T19">  </text:span><text:span text:style-name="T10">var</text:span><text:span text:style-name="T20"> </text:span><text:span text:style-name="T21">cajon2</text:span><text:span text:style-name="T20"> = cc.cloneNode(</text:span><text:span text:style-name="T10">true</text:span><text:span text:style-name="T20">);</text:span></text:p>
      <text:p text:style-name="P7"><text:tab/>//Obtiene el elemento img clonado e <text:s/>cajon2</text:p>
      <text:p text:style-name="P5">    let <text:span text:style-name="T3">elementoImagen = </text:span><text:span text:style-name="T5">cajon2</text:span><text:span text:style-name="T3">.querySelector(</text:span><text:span text:style-name="T2">"img"</text:span><text:span text:style-name="T3">)</text:span></text:p>
      <text:p text:style-name="P2"/>
      <text:p text:style-name="P7">// programar evento click para elementoimagen</text:p>
      <text:p text:style-name="P2">elementoImagen.addEventListener(<text:span text:style-name="T1">"click"</text:span>, (event) <text:span text:style-name="T8">=&gt;</text:span> {</text:p>
      <text:p text:style-name="P2">  alert(elementoImagen.src)</text:p>
      <text:p text:style-name="P2"/>
      <text:p text:style-name="P2">}</text:p>
      <text:p text:style-name="P7">// Trabajar con atributos</text:p>
      <text:p text:style-name="P2"><text:s text:c="4"/>botonCalificar.<text:span text:style-name="T17">setAttribute</text:span>(<text:span text:style-name="T1">"list"</text:span>, <text:span text:style-name="T1">"tickmarks"</text:span>);</text:p>
      <text:p text:style-name="P2">);</text:p>
      <text:p text:style-name="P2">document.getElementById(<text:span text:style-name="T1">"columna"</text:span>).appendChild(cajon2)</text:p>
      <text:p text:style-name="P5"> </text:p>
      <text:p text:style-name="P16">&lt;/script&gt;</text:p>
      <text:p text:style-name="P16">&lt;/html&gt;</text:p>
      <text:p text:style-name="Standard"/>
      <text:p text:style-name="P1">Grabar en Local Storage,</text:p>
      <text:p text:style-name="P8">// Tañade un registro clave, dato a LoclStorage</text:p>
      <text:p text:style-name="Standard">window.localStorage.setItem(claved, dato);</text:p>
      <text:p text:style-name="Standard"/>
      <text:p text:style-name="P5"> Leer todos los registros de <text:s/><text:span text:style-name="T18">Local Storage,</text:span></text:p>
      <text:p text:style-name="P9">// Tañade un registro clave, dato a LoclStorage</text:p>
      <text:p text:style-name="P4"><text:span text:style-name="T8">for</text:span> (<text:span text:style-name="T8">let</text:span> i =<text:span text:style-name="T15">0</text:span>;i&lt;window.localStorage.length;i++) {</text:p>
      <text:p text:style-name="P5">  <text:span text:style-name="T9">let</text:span><text:span text:style-name="T3"> clave = window.localStorage.key(i); </text:span></text:p>
      <text:p text:style-name="P6"/>
      <text:p text:style-name="P5">  <text:span text:style-name="T9">let</text:span><text:span text:style-name="T3"> registro=window.localStorage.getItem(clave);</text:span></text:p>
      <text:p text:style-name="P5">  <text:span text:style-name="T3">console.log( registro)</text:span></text:p>
      <text:p text:style-name="P2">}</text:p>
      <text:p text:style-name="P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16T20:16:45.67</meta:creation-date>
    <dc:date>2023-01-18T19:19:39.92</dc:date>
    <meta:editing-duration>PT52M26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3" meta:paragraph-count="72" meta:word-count="228" meta:character-count="2160"/>
  </office:meta>
</office:document-meta>
</file>